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Begin Mailchimp Signup Form --&gt;</text:p>
      <text:p text:style-name="Standard">&lt;div id="mc_embed_signup"&gt;</text:p>
      <text:p text:style-name="Standard">&lt;form action="https://gmail.us3.list-manage.com/subscribe/post?u=add768b770b5d8b1a4393c67b&amp;amp;id=c806874533" method="post" id="mc-embedded-subscribe-form" name="mc-embedded-subscribe-form" class="validate" target="_blank" novalidate&gt;</text:p>
      <text:p text:style-name="Standard"><text:s text:c="4"/>&lt;div id="mc_embed_signup_scroll"&gt;</text:p>
      <text:p text:style-name="Standard"><text:tab/>&lt;h2&gt;Subscribe&lt;/h2&gt;</text:p>
      <text:p text:style-name="Standard">&lt;div class="indicates-required"&gt;&lt;span class="asterisk"&gt;*&lt;/span&gt; indicates required&lt;/div&gt;</text:p>
      <text:p text:style-name="Standard">&lt;div class="mc-field-group"&gt;</text:p>
      <text:p text:style-name="Standard"><text:tab/>&lt;label for="mce-LNAME"&gt;Prénom* <text:s/>&lt;span class="asterisk"&gt;*&lt;/span&gt;</text:p>
      <text:p text:style-name="Standard">&lt;/label&gt;</text:p>
      <text:p text:style-name="Standard"><text:tab/>&lt;input type="text" value="" name="LNAME" class="required" id="mce-LNAME"&gt;</text:p>
      <text:p text:style-name="Standard">&lt;/div&gt;</text:p>
      <text:p text:style-name="Standard">&lt;div class="mc-field-group"&gt;</text:p>
      <text:p text:style-name="Standard"><text:tab/>&lt;label for="mce-FNAME"&gt;Nom* <text:s/>&lt;span class="asterisk"&gt;*&lt;/span&gt;</text:p>
      <text:p text:style-name="Standard">&lt;/label&gt;</text:p>
      <text:p text:style-name="Standard"><text:tab/>&lt;input type="text" value="" name="FNAME" class="required" id="mce-FNAME"&gt;</text:p>
      <text:p text:style-name="Standard">&lt;/div&gt;</text:p>
      <text:p text:style-name="Standard">&lt;div class="mc-field-group"&gt;</text:p>
      <text:p text:style-name="Standard"><text:tab/>&lt;label for="mce-EMAIL"&gt;Email* <text:s/>&lt;span class="asterisk"&gt;*&lt;/span&gt;</text:p>
      <text:p text:style-name="Standard">&lt;/label&gt;</text:p>
      <text:p text:style-name="Standard"><text:tab/>&lt;input type="email" value="" name="EMAIL" class="required email" id="mce-EMAIL"&gt;</text:p>
      <text:p text:style-name="Standard">&lt;/div&gt;</text:p>
      <text:p text:style-name="Standard">&lt;div class="mc-field-group size1of2"&gt;</text:p>
      <text:p text:style-name="Standard"><text:tab/>&lt;label for="mce-PHONE"&gt;Téléphone* <text:s/>&lt;span class="asterisk"&gt;*&lt;/span&gt;</text:p>
      <text:p text:style-name="Standard">&lt;/label&gt;</text:p>
      <text:p text:style-name="Standard"><text:tab/>&lt;input type="text" name="PHONE" class="required" value="" id="mce-PHONE"&gt;</text:p>
      <text:p text:style-name="Standard">&lt;/div&gt;</text:p>
      <text:p text:style-name="Standard">&lt;div class="mc-field-group size1of2"&gt;</text:p>
      <text:p text:style-name="Standard"><text:tab/>&lt;label for="mce-MMERGE5"&gt;CP* <text:s/>&lt;span class="asterisk"&gt;*&lt;/span&gt;</text:p>
      <text:p text:style-name="Standard">&lt;/label&gt;</text:p>
      <text:p text:style-name="Standard"><text:tab/>&lt;input type="number" name="MMERGE5" class="required" value="" id="mce-MMERGE5"&gt;</text:p>
      <text:p text:style-name="Standard">&lt;/div&gt;</text:p>
      <text:p text:style-name="Standard"><text:tab/>&lt;div id="mce-responses" class="clear"&gt;</text:p>
      <text:p text:style-name="Standard"><text:tab/><text:tab/>&lt;div class="response" id="mce-error-response" style="display:none"&gt;&lt;/div&gt;</text:p>
      <text:p text:style-name="Standard"><text:tab/><text:tab/>&lt;div class="response" id="mce-success-response" style="display:none"&gt;&lt;/div&gt;</text:p>
      <text:p text:style-name="Standard"><text:tab/>&lt;/div&gt; <text:s text:c="3"/>&lt;!-- real people should not fill this in and expect good things - do not remove this or risk form bot signups--&gt;</text:p>
      <text:p text:style-name="Standard"><text:s text:c="4"/>&lt;div style="position: absolute; left: -5000px;" aria-hidden="true"&gt;&lt;input type="text" name="b_add768b770b5d8b1a4393c67b_c806874533" tabindex="-1" value=""&gt;&lt;/div&gt;</text:p>
      <text:p text:style-name="Standard"><text:s text:c="4"/>&lt;div class="clear"&gt;&lt;input type="submit" value="Subscribe" name="subscribe" id="mc-embedded-subscribe" class="button"&gt;&lt;/div&gt;</text:p>
      <text:p text:style-name="Standard"><text:s text:c="4"/>&lt;/div&gt;</text:p>
      <text:p text:style-name="Standard">&lt;/form&gt;</text:p>
      <text:p text:style-name="Standard">&lt;/div&gt;</text:p>
      <text:p text:style-name="Standard"/>
      <text:p text:style-name="Standard">&lt;!--End mc_embed_signup-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5:07:47.460084062</meta:creation-date>
    <dc:date>2019-07-29T15:08:25.293243264</dc:date>
    <meta:editing-duration>PT41S</meta:editing-duration>
    <meta:editing-cycles>1</meta:editing-cycles>
    <meta:document-statistic meta:table-count="0" meta:image-count="0" meta:object-count="0" meta:page-count="1" meta:paragraph-count="41" meta:word-count="157" meta:character-count="2023" meta:non-whitespace-character-count="1870"/>
    <meta:generator>LibreOffice/6.0.7.3$Linux_X86_64 LibreOffice_project/00m0$Build-3</meta:generator>
  </office:meta>
</office:document-meta>
</file>